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ui, il est tout à fait possible de rendre ce bloc dynamique pour récupérer la météo en temps réel pour chaque ville ! Pour cela, il te faut récupérer des données de météo d'une API, comme par exemple <text:span text:style-name="Strong_20_Emphasis">OpenWeatherMap</text:span>.</text:p>
      <text:p text:style-name="Text_20_body">Voici les étapes pour rendre ton bloc dynamique avec de la météo en temps réel :</text:p>
      <text:h text:style-name="Heading_20_3" text:outline-level="3">1. <text:span text:style-name="Strong_20_Emphasis">Inscrire sur une API de météo</text:span></text:h>
      <text:p text:style-name="Text_20_body">Je te conseille de t'inscrire sur le site d'<text:span text:style-name="Strong_20_Emphasis">OpenWeatherMap</text:span> (<text:a xlink:type="simple" xlink:href="https://openweathermap.org/" office:target-frame-name="_new" xlink:show="replace" text:style-name="Internet_20_link" text:visited-style-name="Visited_20_Internet_20_Link">https://openweathermap.org/</text:a>) pour obtenir une clé API gratuite.</text:p>
      <text:h text:style-name="Heading_20_3" text:outline-level="3">2. <text:span text:style-name="Strong_20_Emphasis">Appeler l'API pour récupérer la météo</text:span></text:h>
      <text:p text:style-name="Text_20_body">Tu vas utiliser JavaScript pour récupérer les données de l'API et les afficher dans ton bloc. Voici un exemple de code pour récupérer la température et l'afficher dynamiquement.</text:p>
      <text:p text:style-name="Text_20_body"/>
      <text:p text:style-name="Standard">Exemple complet : </text:p>
      <text:p text:style-name="Standard"/>
      <text:p text:style-name="Standard"><text:span text:style-name="Source_20_Text">&lt;!-- Bloc meteo --&gt;</text:span></text:p>
      <text:p text:style-name="Standard"><text:span text:style-name="Source_20_Text">&lt;div class="container mt-5"&gt;</text:span></text:p>
      <text:p text:style-name="Standard"><text:span text:style-name="Source_20_Text"><text:s text:c="2"/>&lt;div class="row d-flex justify-content-between" id="weatherContainer"&gt;</text:span></text:p>
      <text:p text:style-name="Standard"><text:span text:style-name="Source_20_Text"><text:s text:c="4"/>&lt;!-- Les villes seront ajoutées ici dynamiquement --&gt;</text:span></text:p>
      <text:p text:style-name="Standard"><text:span text:style-name="Source_20_Text"><text:s text:c="2"/>&lt;/div&gt;</text:span></text:p>
      <text:p text:style-name="Standard"><text:span text:style-name="Source_20_Text">&lt;/div&gt;</text:span></text:p>
      <text:p text:style-name="Standard"><text:span text:style-name="Source_20_Text">&lt;!-- Fin bloc meteo --&gt;</text:span></text:p>
      <text:p text:style-name="Standard"><text:span text:style-name="Source_20_Text"/></text:p>
      <text:p text:style-name="Standard"><text:span text:style-name="Source_20_Text">&lt;script&gt;</text:span></text:p>
      <text:p text:style-name="Standard"><text:span text:style-name="Source_20_Text">// Ton API key OpenWeatherMap</text:span></text:p>
      <text:p text:style-name="Standard"><text:span text:style-name="Source_20_Text">const apiKey = "TON_API_KEY";</text:span></text:p>
      <text:p text:style-name="Standard"><text:span text:style-name="Source_20_Text"/></text:p>
      <text:p text:style-name="Standard"><text:span text:style-name="Source_20_Text">// Les villes pour lesquelles tu veux récupérer la météo</text:span></text:p>
      <text:p text:style-name="Standard"><text:span text:style-name="Source_20_Text">const cities = ["Bangkok", "Phuket", "Pattaya", "Chiang Mai"];</text:span></text:p>
      <text:p text:style-name="Standard"><text:span text:style-name="Source_20_Text"/></text:p>
      <text:p text:style-name="Standard"><text:span text:style-name="Source_20_Text">// Fonction pour récupérer la météo pour chaque ville</text:span></text:p>
      <text:p text:style-name="Standard"><text:span text:style-name="Source_20_Text">async function fetchWeather(city) {</text:span></text:p>
      <text:p text:style-name="Standard"><text:span text:style-name="Source_20_Text"><text:s text:c="2"/>const response = await fetch(`https://api.openweathermap.org/data/2.5/weather?q=${city}&amp;units=metric&amp;appid=${apiKey}`);</text:span></text:p>
      <text:p text:style-name="Standard"><text:span text:style-name="Source_20_Text"><text:s text:c="2"/>const data = await response.json();</text:span></text:p>
      <text:p text:style-name="Standard"><text:span text:style-name="Source_20_Text"><text:s text:c="2"/>return data.main.temp; // Récupérer la température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// Fonction pour afficher les données</text:span></text:p>
      <text:p text:style-name="Standard"><text:span text:style-name="Source_20_Text">async function displayWeather() {</text:span></text:p>
      <text:p text:style-name="Standard"><text:span text:style-name="Source_20_Text"><text:s text:c="2"/>const weatherContainer = document.getElementById('weatherContainer');</text:span></text:p>
      <text:p text:style-name="Standard"><text:span text:style-name="Source_20_Text"><text:s text:c="2"/>weatherContainer.innerHTML = ''; // On vide le contenu avant de l'ajouter</text:span></text:p>
      <text:p text:style-name="Standard"><text:span text:style-name="Source_20_Text"/></text:p>
      <text:p text:style-name="Standard"><text:span text:style-name="Source_20_Text"><text:s text:c="2"/>for (const city of cities) {</text:span></text:p>
      <text:p text:style-name="Standard"><text:span text:style-name="Source_20_Text"><text:s text:c="4"/>const temp = await fetchWeather(city);</text:span></text:p>
      <text:p text:style-name="Standard"><text:soft-page-break/><text:span text:style-name="Source_20_Text"/></text:p>
      <text:p text:style-name="Standard"><text:span text:style-name="Source_20_Text"><text:s text:c="4"/>// Création des éléments HTML pour chaque ville</text:span></text:p>
      <text:p text:style-name="Standard"><text:span text:style-name="Source_20_Text"><text:s text:c="4"/>const cityElement = document.createElement('div');</text:span></text:p>
      <text:p text:style-name="Standard"><text:span text:style-name="Source_20_Text"><text:s text:c="4"/>cityElement.classList.add('col-6', 'col-md-3', 'text-center', 'p-3', 'bg-light', 'border', 'rounded', 'mb-3');</text:span></text:p>
      <text:p text:style-name="Standard"><text:span text:style-name="Source_20_Text"><text:s text:c="4"/>cityElement.innerHTML = `</text:span></text:p>
      <text:p text:style-name="Standard"><text:span text:style-name="Source_20_Text"><text:s text:c="6"/>&lt;h1&gt;${city}&lt;/h1&gt;</text:span></text:p>
      <text:p text:style-name="Standard"><text:span text:style-name="Source_20_Text"><text:s text:c="6"/>&lt;p&gt;Température : ${temp}°C&lt;/p&gt;</text:span></text:p>
      <text:p text:style-name="Standard"><text:span text:style-name="Source_20_Text"><text:s text:c="4"/>`;</text:span></text:p>
      <text:p text:style-name="Standard"><text:span text:style-name="Source_20_Text"><text:s text:c="4"/></text:span></text:p>
      <text:p text:style-name="Standard"><text:span text:style-name="Source_20_Text"><text:s text:c="4"/>// Ajout de la ville dans le conteneur</text:span></text:p>
      <text:p text:style-name="Standard"><text:span text:style-name="Source_20_Text"><text:s text:c="4"/>weatherContainer.appendChild(cityElement);</text:span></text:p>
      <text:p text:style-name="Standard"><text:span text:style-name="Source_20_Text"><text:s text:c="2"/>}</text:span></text:p>
      <text:p text:style-name="Standard"><text:span text:style-name="Source_20_Text">}</text:span></text:p>
      <text:p text:style-name="Standard"><text:span text:style-name="Source_20_Text"/></text:p>
      <text:p text:style-name="Standard"><text:span text:style-name="Source_20_Text">// Appeler la fonction pour afficher la météo</text:span></text:p>
      <text:p text:style-name="Standard"><text:span text:style-name="Source_20_Text">displayWeather();</text:span></text:p>
      <text:p text:style-name="Standard"><text:span text:style-name="Source_20_Text">&lt;/script&gt;</text:span></text:p>
      <text:p text:style-name="Standard"><text:span text:style-name="Source_20_Text"/></text:p>
      <text:h text:style-name="Heading_20_3" text:outline-level="3"><text:span text:style-name="Source_20_Text">Explication du code :</text:span></text:h>
      <text:list text:style-name="L1">
        <text:list-item>
          <text:p text:style-name="P2"><text:span text:style-name="Strong_20_Emphasis">API Key</text:span> : Remplace <text:span text:style-name="Source_20_Text">TON_API_KEY</text:span> par la clé API que tu obtiens après t'être inscrit sur OpenWeatherMap.</text:p>
        </text:list-item>
        <text:list-item>
          <text:p text:style-name="P2"><text:span text:style-name="Strong_20_Emphasis">Liste des villes</text:span> : J'ai utilisé un tableau <text:span text:style-name="Source_20_Text">cities</text:span> qui contient les noms des villes pour lesquelles tu veux récupérer la météo.</text:p>
        </text:list-item>
        <text:list-item>
          <text:p text:style-name="P2"><text:span text:style-name="Strong_20_Emphasis"><text:span text:style-name="Source_20_Text">fetchWeather()</text:span></text:span> : Cette fonction utilise <text:span text:style-name="Source_20_Text">fetch()</text:span> pour récupérer les données météorologiques pour une ville donnée. Elle fait une requête à l'API OpenWeatherMap avec le nom de la ville et l'API key. La température est récupérée dans la réponse et renvoyée.</text:p>
        </text:list-item>
        <text:list-item>
          <text:p text:style-name="P2"><text:span text:style-name="Strong_20_Emphasis"><text:span text:style-name="Source_20_Text">displayWeather()</text:span></text:span> : Cette fonction parcourt toutes les villes, récupère la température pour chaque ville avec <text:span text:style-name="Source_20_Text">fetchWeather()</text:span>, et crée dynamiquement des blocs HTML qui sont ensuite ajoutés dans le conteneur <text:span text:style-name="Source_20_Text">weatherContainer</text:span>.</text:p>
        </text:list-item>
        <text:list-item>
          <text:p text:style-name="P1"><text:span text:style-name="Strong_20_Emphasis">HTML dynamique</text:span> : Les informations de chaque ville (nom et température) sont ajoutées dans des divs qui seront affichées dans ton bloc.</text:p>
        </text:list-item>
      </text:list>
      <text:h text:style-name="Heading_20_3" text:outline-level="3">Points importants :</text:h>
      <text:list text:style-name="L2">
        <text:list-item>
          <text:p text:style-name="P4"><text:span text:style-name="Strong_20_Emphasis">API Call</text:span> : Il y a une limite de requêtes par minute/heure pour l'API gratuite, donc veille à ne pas trop solliciter l'API si tu l'utilises sur plusieurs pages.</text:p>
        </text:list-item>
        <text:list-item>
          <text:p text:style-name="P4"><text:span text:style-name="Strong_20_Emphasis">Unité de température</text:span> : Ici, j'ai utilisé l'unité <text:span text:style-name="Source_20_Text">metric</text:span> pour obtenir la température en degrés Celsius. Si tu préfères d'autres unités, tu peux les ajuster.</text:p>
        </text:list-item>
        <text:list-item>
          <text:p text:style-name="P3"><text:span text:style-name="Strong_20_Emphasis">Mise à jour dynamique</text:span> : Si tu veux mettre à jour les informations en temps réel (par exemple, toutes les heures), tu pourrais utiliser <text:span text:style-name="Source_20_Text">setInterval</text:span> pour appeler régulièrement la fonction <text:span text:style-name="Source_20_Text">displayWeather()</text:span>.</text:p>
        </text:list-item>
      </text:list>
      <text:h text:style-name="Heading_20_3" text:outline-level="3">Exemple d'utilisation avec des données réelles</text:h>
      <text:p text:style-name="Text_20_body">Quand la page sera chargée, chaque ville aura sa température dynamique tirée de l'API et sera affichée dans le format que tu as défini dans ton code HTML.</text:p>
      <text:h text:style-name="Heading_20_3" text:outline-level="3"><text:soft-page-break/>Test en local</text:h>
      <text:p text:style-name="Text_20_body">Si tu veux tester ce code localement, assure-toi que ton fichier HTML et JavaScript sont accessibles dans un environnement compatible, ou utilise un serveur local comme <text:a xlink:type="simple" xlink:href="https://marketplace.visualstudio.com/items?itemName=ritwickdey.LiveServer" office:target-frame-name="_new" xlink:show="replace" text:style-name="Internet_20_link" text:visited-style-name="Visited_20_Internet_20_Link">Live Server</text:a> dans Visual Studio Code.</text:p>
      <text:p text:style-name="Text_20_body">Cela devrait répondre à ta demande ! Si tu rencontres des soucis ou si tu veux ajouter d'autres fonctionnalités, je suis là pour t'aider.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6:41:57.143000000</meta:creation-date>
    <dc:date>2025-02-14T16:45:23.580000000</dc:date>
    <meta:editing-duration>PT3M25S</meta:editing-duration>
    <meta:editing-cycles>2</meta:editing-cycles>
    <meta:generator>LibreOffice/24.2.7.2$Windows_X86_64 LibreOffice_project/ee3885777aa7032db5a9b65deec9457448a91162</meta:generator>
    <meta:document-statistic meta:table-count="0" meta:image-count="0" meta:object-count="0" meta:page-count="3" meta:paragraph-count="61" meta:word-count="613" meta:character-count="4111" meta:non-whitespace-character-count="3498"/>
  </office:meta>
</office:document-meta>
</file>